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imbus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font-name="Nimbus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6mm" svg:height="90.07mm" svg:x="197.29mm" svg:y="7.25mm">
            <draw:object draw:notify-on-update-of-ranges="Sheet1.B2:Sheet1.H2 Sheet1.A3:Sheet1.A3 Sheet1.B3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6mm" svg:x="8.79mm" svg:y="49.57mm">
            <draw:object draw:notify-on-update-of-ranges="Sheet1.B5:Sheet1.H5 Sheet1.A6:Sheet1.A6 Sheet1.B6:Sheet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7" table:default-cell-style-name="ce2"/>
        <table:table-row table:style-name="ro1">
          <table:table-cell office:value-type="string" calcext:value-type="string">
            <text:p>sequent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ad number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16, 1</text:p>
          </table:table-cell>
          <table:table-cell office:value-type="string" calcext:value-type="string">
            <text:p>16, 2</text:p>
          </table:table-cell>
          <table:table-cell office:value-type="string" calcext:value-type="string">
            <text:p>16, 4</text:p>
          </table:table-cell>
        </table:table-row>
        <table:table-row table:style-name="ro1">
          <table:table-cell office:value-type="string" calcext:value-type="string">
            <text:p>buddy-kgv</text:p>
          </table:table-cell>
          <table:table-cell table:style-name="ce3" office:value-type="float" office:value="262.21" calcext:value-type="float">
            <text:p>262,21</text:p>
          </table:table-cell>
          <table:table-cell table:style-name="ce3" office:value-type="float" office:value="194.67" calcext:value-type="float">
            <text:p>194,67</text:p>
          </table:table-cell>
          <table:table-cell table:style-name="ce3" office:value-type="float" office:value="133.81" calcext:value-type="float">
            <text:p>133,81</text:p>
          </table:table-cell>
          <table:table-cell table:style-name="ce3" office:value-type="float" office:value="112.75" calcext:value-type="float">
            <text:p>112,75</text:p>
          </table:table-cell>
          <table:table-cell table:style-name="ce3" office:value-type="float" office:value="78.78" calcext:value-type="float">
            <text:p>78,78</text:p>
          </table:table-cell>
          <table:table-cell table:style-name="ce3" office:value-type="float" office:value="44.04" calcext:value-type="float">
            <text:p>44,04</text:p>
          </table:table-cell>
          <table:table-cell table:style-name="ce3" office:value-type="float" office:value="24.76" calcext:value-type="float">
            <text:p>24,76</text:p>
          </table:table-cell>
        </table:table-row>
        <table:table-row table:style-name="ro1">
          <table:table-cell/>
          <table:table-cell table:style-name="ce3" table:number-columns-repeated="6"/>
          <table:table-cell/>
        </table:table-row>
        <table:table-row table:style-name="ro1">
          <table:table-cell office:value-type="string" calcext:value-type="string">
            <text:p>thread number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16, 1</text:p>
          </table:table-cell>
          <table:table-cell office:value-type="string" calcext:value-type="string">
            <text:p>16, 2</text:p>
          </table:table-cell>
          <table:table-cell office:value-type="string" calcext:value-type="string">
            <text:p>16, 4</text:p>
          </table:table-cell>
        </table:table-row>
        <table:table-row table:style-name="ro1">
          <table:table-cell office:value-type="string" calcext:value-type="string">
            <text:p>buddy-kgv</text:p>
          </table:table-cell>
          <table:table-cell table:style-name="ce4" table:number-columns-repeated="6"/>
          <table:table-cell table:style-name="ce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1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00:39:30.770697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9:45:57.081224307</meta:creation-date>
    <dc:date>2019-07-12T00:39:35.617776255</dc:date>
    <meta:editing-duration>PT24M2S</meta:editing-duration>
    <meta:editing-cycles>9</meta:editing-cycles>
    <meta:generator>LibreOffice/6.1.6.3$Linux_X86_64 LibreOffice_project/10$Build-3</meta:generator>
    <meta:document-statistic meta:table-count="1" meta:cell-count="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line" chart:style-name="ch1">
        <chart:title svg:x="4.877cm" svg:y="0.315cm" chart:style-name="ch2">
          <text:p>Duration per Threads &amp; Places</text:p>
        </chart:title>
        <chart:legend chart:legend-position="end" svg:x="13.075cm" svg:y="4.231cm" style:legend-expansion="high" chart:style-name="ch3"/>
        <chart:plot-area chart:style-name="ch4" table:cell-range-address="Sheet1.A2:Sheet1.H3" chart:data-source-has-labels="both" svg:x="1.279cm" svg:y="1.222cm" svg:width="11.476cm" svg:height="6.677cm">
          <chartooo:coordinate-region svg:x="2.086cm" svg:y="1.396cm" svg:width="10.284cm" svg:height="5.909cm"/>
          <chart:axis chart:dimension="x" chart:name="primary-x" chart:style-name="ch5" chartooo:axis-type="auto">
            <chartooo:date-scale/>
            <chart:title svg:x="5.253cm" svg:y="8.079cm" chart:style-name="ch6">
              <text:p># of threads, # of places</text:p>
            </chart:title>
            <chart:categories table:cell-range-address="Sheet1.B2:Sheet1.H2"/>
          </chart:axis>
          <chart:axis chart:dimension="y" chart:name="primary-y" chart:style-name="ch5">
            <chart:title svg:x="0.451cm" svg:y="6.033cm" chart:style-name="ch7">
              <text:p>duration in seconds</text:p>
            </chart:title>
            <chart:grid chart:style-name="ch8" chart:class="major"/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 1</text:p>
                <draw:g>
                  <svg:desc>Sheet1.B2:Sheet1.H2</svg:desc>
                </draw:g>
              </table:table-cell>
              <table:table-cell office:value-type="string">
                <text:p>2, 1</text:p>
              </table:table-cell>
              <table:table-cell office:value-type="string">
                <text:p>4, 1</text:p>
              </table:table-cell>
              <table:table-cell office:value-type="string">
                <text:p>8, 1</text:p>
              </table:table-cell>
              <table:table-cell office:value-type="string">
                <text:p>16, 1</text:p>
              </table:table-cell>
              <table:table-cell office:value-type="string">
                <text:p>16, 2</text:p>
              </table:table-cell>
              <table:table-cell office:value-type="string">
                <text:p>16, 4</text:p>
              </table:table-cell>
            </table:table-row>
          </table:table-header-rows>
          <table:table-rows>
            <table:table-row>
              <table:table-cell office:value-type="string">
                <text:p>buddy-kgv</text:p>
                <draw:g>
                  <svg:desc>Sheet1.A3:Sheet1.A3</svg:desc>
                </draw:g>
              </table:table-cell>
              <table:table-cell office:value-type="float" office:value="262.21">
                <text:p>262.21</text:p>
                <draw:g>
                  <svg:desc>Sheet1.B3:Sheet1.H3</svg:desc>
                </draw:g>
              </table:table-cell>
              <table:table-cell office:value-type="float" office:value="194.67">
                <text:p>194.67</text:p>
              </table:table-cell>
              <table:table-cell office:value-type="float" office:value="133.81">
                <text:p>133.81</text:p>
              </table:table-cell>
              <table:table-cell office:value-type="float" office:value="112.75">
                <text:p>112.75</text:p>
              </table:table-cell>
              <table:table-cell office:value-type="float" office:value="78.78">
                <text:p>78.78</text:p>
              </table:table-cell>
              <table:table-cell office:value-type="float" office:value="44.04">
                <text:p>44.04</text:p>
              </table:table-cell>
              <table:table-cell office:value-type="float" office:value="24.76">
                <text:p>24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title svg:x="4.851cm" svg:y="0.315cm" chart:style-name="ch2">
          <text:p>Speedup per Threads &amp; Places</text:p>
        </chart:title>
        <chart:legend chart:legend-position="end" svg:x="13.075cm" svg:y="4.23cm" style:legend-expansion="high" chart:style-name="ch3"/>
        <chart:plot-area chart:style-name="ch4" table:cell-range-address="Sheet1.A5:Sheet1.H6" chart:data-source-has-labels="both" svg:x="1.279cm" svg:y="1.222cm" svg:width="11.476cm" svg:height="6.676cm">
          <chartooo:coordinate-region svg:x="1.715cm" svg:y="1.395cm" svg:width="10.47cm" svg:height="5.909cm"/>
          <chart:axis chart:dimension="x" chart:name="primary-x" chart:style-name="ch5" chartooo:axis-type="auto">
            <chartooo:date-scale/>
            <chart:title svg:x="5.253cm" svg:y="8.078cm" chart:style-name="ch6">
              <text:p># of threads, # of places</text:p>
            </chart:title>
            <chart:categories table:cell-range-address="Sheet1.B5:Sheet1.H5"/>
          </chart:axis>
          <chart:axis chart:dimension="y" chart:name="primary-y" chart:style-name="ch5">
            <chart:title svg:x="0.451cm" svg:y="5.609cm" chart:style-name="ch7">
              <text:p>speedup in %</text:p>
            </chart:title>
            <chart:grid chart:style-name="ch8" chart:class="major"/>
          </chart:axis>
          <chart:series chart:style-name="ch9" chart:values-cell-range-address="Sheet1.B6:Sheet1.H6" chart:label-cell-address="Sheet1.A6:Sheet1.A6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 1</text:p>
                <draw:g>
                  <svg:desc>Sheet1.B5:Sheet1.H5</svg:desc>
                </draw:g>
              </table:table-cell>
              <table:table-cell office:value-type="string">
                <text:p>2, 1</text:p>
              </table:table-cell>
              <table:table-cell office:value-type="string">
                <text:p>4, 1</text:p>
              </table:table-cell>
              <table:table-cell office:value-type="string">
                <text:p>8, 1</text:p>
              </table:table-cell>
              <table:table-cell office:value-type="string">
                <text:p>16, 1</text:p>
              </table:table-cell>
              <table:table-cell office:value-type="string">
                <text:p>16, 2</text:p>
              </table:table-cell>
              <table:table-cell office:value-type="string">
                <text:p>16, 4</text:p>
              </table:table-cell>
            </table:table-row>
          </table:table-header-rows>
          <table:table-rows>
            <table:table-row>
              <table:table-cell office:value-type="string">
                <text:p>buddy-kgv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